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iberation Mono" svg:font-family="'Liberation Mono'"/>
    <style:font-face style:name="Liberation Serif" svg:font-family="'Liberation Serif'"/>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margin-top="0cm" fo:margin-bottom="0.499cm" loext:contextual-spacing="false" fo:line-height="100%" fo:text-align="start" style:justify-single-word="false"/>
    </style:style>
    <style:style style:name="P3" style:family="paragraph" style:parent-style-name="Standard">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4" style:family="paragraph" style:parent-style-name="Standard">
      <style:paragraph-properties fo:line-height="100%" fo:text-align="start" style:justify-single-word="false"/>
      <style:text-properties style:use-window-font-color="true" style:font-name="Liberation Serif" fo:font-size="16pt" fo:font-weight="bold" fo:background-color="transparent" style:font-name-asian="Liberation Serif" style:font-size-asian="16pt" style:font-weight-asian="bold" style:font-name-complex="Liberation Serif" style:font-size-complex="16pt" style:font-weight-complex="bold"/>
    </style:style>
    <style:style style:name="P5" style:family="paragraph" style:parent-style-name="Standard">
      <style:paragraph-properties fo:line-height="100%" fo:text-align="start" style:justify-single-word="false"/>
      <style:text-properties style:use-window-font-color="true" style:font-name="Liberation Serif" fo:font-size="15pt" fo:font-weight="bold" fo:background-color="transparent" style:font-name-asian="Liberation Serif" style:font-size-asian="15pt" style:font-weight-asian="bold" style:font-name-complex="Liberation Serif" style:font-size-complex="15pt" style:font-weight-complex="bold"/>
    </style:style>
    <style:style style:name="P6" style:family="paragraph" style:parent-style-name="Standard">
      <style:paragraph-properties fo:line-height="100%" fo:text-align="start" style:justify-single-word="false"/>
      <style:text-properties style:use-window-font-color="true" style:font-name="Liberation Serif" fo:font-size="15pt" fo:font-weight="bold" officeooo:rsid="000c41d6" officeooo:paragraph-rsid="000c41d6" fo:background-color="transparent" style:font-name-asian="Liberation Serif" style:font-size-asian="15pt" style:font-weight-asian="bold" style:font-name-complex="Liberation Serif" style:font-size-complex="15pt" style:font-weight-complex="bold"/>
    </style:style>
    <style:style style:name="P7"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line-height="100%" fo:text-align="start" style:justify-single-word="false"/>
      <style:text-properties style:use-window-font-color="true" style:font-name="Calibri1" fo:font-size="12pt" fo:font-weight="normal" fo:background-color="transparent" style:font-name-asian="Calibri1" style:font-name-complex="Calibri1"/>
    </style:style>
    <style:style style:name="P9" style:family="paragraph" style:parent-style-name="Standard">
      <style:paragraph-properties fo:line-height="100%" fo:text-align="start" style:justify-single-word="false"/>
      <style:text-properties fo:color="#000000" style:font-name="Liberation Serif" fo:font-size="12pt" fo:font-weight="bold" fo:background-color="transparent" style:font-name-asian="Liberation Serif" style:font-name-complex="Liberation Serif"/>
    </style:style>
    <style:style style:name="P10" style:family="paragraph" style:parent-style-name="Standard">
      <style:paragraph-properties fo:line-height="100%" fo:text-align="start" style:justify-single-word="false"/>
      <style:text-properties fo:color="#ff0000" style:font-name="Liberation Serif" fo:font-size="12pt" fo:font-weight="normal" fo:background-color="transparent" style:font-name-asian="Liberation Serif" style:font-name-complex="Liberation Serif"/>
    </style:style>
    <style:style style:name="P11" style:family="paragraph" style:parent-style-name="Standard">
      <style:paragraph-properties fo:line-height="100%" fo:text-align="start" style:justify-single-word="false"/>
      <style:text-properties fo:color="#800000" style:font-name="Liberation Serif" fo:font-size="12pt" fo:font-weight="normal" officeooo:paragraph-rsid="000e12d0" fo:background-color="transparent" style:font-name-asian="Liberation Serif" style:font-name-complex="Liberation Serif"/>
    </style:style>
    <style:style style:name="P12" style:family="paragraph" style:parent-style-name="Standard">
      <style:paragraph-properties fo:line-height="100%" fo:text-align="start" style:justify-single-word="false"/>
    </style:style>
    <style:style style:name="T1" style:family="text">
      <style:text-properties style:use-window-font-color="true"/>
    </style:style>
    <style:style style:name="T2" style:family="text">
      <style:text-properties style:use-window-font-color="true" style:font-name="Liberation Serif" fo:font-size="12pt" fo:font-weight="normal" fo:background-color="transparent" loext:char-shading-value="0" style:font-name-asian="Liberation Serif" style:font-name-complex="Liberation Serif"/>
    </style:style>
    <style:style style:name="T3" style:family="text">
      <style:text-properties style:use-window-font-color="true" style:font-name="Liberation Serif" fo:font-size="12pt" fo:font-style="italic" fo:font-weight="normal" fo:background-color="transparent" loext:char-shading-value="0" style:font-name-asian="Liberation Serif" style:font-name-complex="Liberation Serif"/>
    </style:style>
    <style:style style:name="T4" style:family="text">
      <style:text-properties style:use-window-font-color="true" style:font-name="Liberation Serif" fo:font-size="12pt" fo:font-weight="bold" fo:background-color="transparent" loext:char-shading-value="0" style:font-name-asian="Liberation Serif" style:font-name-complex="Liberation Serif"/>
    </style:style>
    <style:style style:name="T5" style:family="text">
      <style:text-properties style:use-window-font-color="true" style:font-name="Calibri1" fo:font-size="11pt" fo:font-weight="normal" fo:background-color="transparent" loext:char-shading-value="0" style:font-name-asian="Calibri1" style:font-name-complex="Calibri1"/>
    </style:style>
    <style:style style:name="T6" style:family="text">
      <style:text-properties style:use-window-font-color="true" style:font-name="Liberation Mono" fo:font-size="10pt" fo:font-weight="normal" fo:background-color="transparent" loext:char-shading-value="0" style:font-name-asian="Liberation Mono" style:font-name-complex="Liberation Mono"/>
    </style:style>
    <style:style style:name="T7" style:family="text">
      <style:text-properties style:use-window-font-color="true" officeooo:rsid="0014e1c8"/>
    </style:style>
    <style:style style:name="T8" style:family="text">
      <style:text-properties fo:color="#ff0000" style:font-name="Liberation Serif" fo:font-size="12pt" fo:font-weight="normal" fo:background-color="transparent" loext:char-shading-value="0" style:font-name-asian="Liberation Serif" style:font-name-complex="Liberation Serif"/>
    </style:style>
    <style:style style:name="T9" style:family="text">
      <style:text-properties fo:color="#ff0000" style:font-name="Liberation Serif" fo:font-size="12pt" fo:font-weight="normal" officeooo:rsid="000e12d0" fo:background-color="transparent" loext:char-shading-value="0" style:font-name-asian="Liberation Serif" style:font-name-complex="Liberation Serif"/>
    </style:style>
    <style:style style:name="T10" style:family="text">
      <style:text-properties fo:color="#ff0000" officeooo:rsid="000d2176"/>
    </style:style>
    <style:style style:name="T11" style:family="text">
      <style:text-properties fo:color="#0000ff" style:font-name="Liberation Mono" fo:font-size="10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Liberation Mono" style:font-name-complex="Liberation Mono"/>
    </style:style>
    <style:style style:name="T12" style:family="text">
      <style:text-properties officeooo:rsid="000d2176"/>
    </style:style>
    <style:style style:name="T13" style:family="text">
      <style:text-properties officeooo:rsid="0014e1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lient</text:p>
      <text:p text:style-name="P3"/>
      <text:p text:style-name="P3">Die Clientseite von unseren Projekt, wird einen Android-App sein, die im Java implementiert ist. Da die Clientseite keine Logik ausführen muss und nur als Schnittstelle zwischen den Server und User benutzt ist, haben wir uns auf den Model-View-Controller Architekturmuster entschieden. </text:p>
      <text:p text:style-name="P7"/>
      <text:p text:style-name="P3">Model</text:p>
      <text:p text:style-name="P7"/>
      <text:p text:style-name="P3">Die Objektmodell sind die vom DataModels und ist das gleiche wie beim Server, da wir mit den gleichen Objekten arbeiten.</text:p>
      <text:p text:style-name="P7"/>
      <text:p text:style-name="P3">View</text:p>
      <text:p text:style-name="P7"/>
      <text:p text:style-name="P1"><text:span text:style-name="T2">Die View bestehen aus einen oder mehrere XML-Dateien für jede Activity und die zugehörigen Klassen, die die Information in die jeweiligen XML-Dateien einfügt. <text:s/>Jede Klasse hat die Methoden onCreate(), onDestroy(), onPause(), onResume() and onClickListeners. Die ersten vier Methoden kümmern sich darum, was passiert wenn die Activity erstellt, zerstört, paused, resumed ist. Die onClickListener() ist für die interaktion zuständig.</text:span><text:span text:style-name="T8"> </text:span><text:span text:style-name="T2">Jede Actívity entnimmt die Benutzerinteraktionen entgegen und stell darzustellenden Daten dar.</text:span></text:p>
      <text:p text:style-name="P7"/>
      <text:p text:style-name="P3">Controller</text:p>
      <text:p text:style-name="P7"/>
      <text:p text:style-name="P3">Unsere Services sind für die Koordination der Kommunikation zwischen den View und den Server zuständig. Jedes Service schickt oder holt Information hauptsächlich vom Server und übergibt es an den Activitys weiter. </text:p>
      <text:p text:style-name="P3">Eine Activity kann in eine oder mehrere Services im Bezug sein.</text:p>
      <text:p text:style-name="P3"/>
      <text:p text:style-name="P3">Folgende sind MVC´s:</text:p>
      <text:p text:style-name="P3"/>
      <text:p text:style-name="P9">View <text:tab/><text:tab/><text:tab/><text:tab/>Model<text:tab/><text:tab/><text:tab/>Controller</text:p>
      <text:p text:style-name="P3"/>
      <text:p text:style-name="P3">LoginActivity<text:tab/><text:tab/><text:tab/>User<text:tab/><text:tab/><text:tab/>LoginService</text:p>
      <text:p text:style-name="P7"/>
      <text:p text:style-name="P3">MeetingListActivity, Meetings(Event und Tour), MeetingsService</text:p>
      <text:p text:style-name="P7"/>
      <text:p text:style-name="P3">MeetingParticipantsActivity, Participant,<text:tab/>MeetingParticipantManagemtService</text:p>
      <text:p text:style-name="P3"/>
      <text:p text:style-name="P3">NewMeetingActivity,<text:tab/>Meetings(Event und Tour), MeetingService</text:p>
      <text:p text:style-name="P7"/>
      <text:p text:style-name="P3">GroupsActivity, Group, GroupsService</text:p>
      <text:p text:style-name="P7"/>
      <text:p text:style-name="P3">GroupMembersActivity, User, GroupUserManagement,UsersService</text:p>
      <text:p text:style-name="P3"/>
      <text:p text:style-name="P3">CreateNewGroupActivity, Group,User GroupService,UsersService</text:p>
      <text:p text:style-name="P7"/>
      <text:p text:style-name="P3">SettingsActivity, Notification, NotificationsService</text:p>
      <text:p text:style-name="P3"/>
      <text:p text:style-name="P3">MapActivity, Meeting,GPS,MeetingCenterParticipant, MeetingParticipantManagementService</text:p>
      <text:p text:style-name="P7"/>
      <text:p text:style-name="P3"/>
      <text:p text:style-name="P10">//KlassenBeschreibun<text:span text:style-name="T13">g Service</text:span></text:p>
      <text:p text:style-name="P3">Jedes Services wird durch einen Intent erzeugt.</text:p>
      <text:p text:style-name="P7"/>
      <text:p text:style-name="P3"><text:soft-page-break/>Intent intent = new Intent(Intent.ACTION_SYNC, null, this, Service.class);</text:p>
      <text:p text:style-name="P1"><text:span text:style-name="T6">Intent (</text:span><text:a xlink:type="simple" xlink:href="https://developer.android.com/reference/java/lang/String.html" text:style-name="Internet_20_link" text:visited-style-name="Visited_20_Internet_20_Link"><text:span text:style-name="T11">String</text:span></text:a><text:span text:style-name="T6"> action, </text:span></text:p>
      <text:p text:style-name="P1"><text:span text:style-name="T6"><text:s text:c="16"/></text:span><text:a xlink:type="simple" xlink:href="https://developer.android.com/reference/android/net/Uri.html" text:style-name="Internet_20_link" text:visited-style-name="Visited_20_Internet_20_Link"><text:span text:style-name="T11">Uri</text:span></text:a><text:span text:style-name="T6"> uri, </text:span></text:p>
      <text:p text:style-name="P1"><text:span text:style-name="T6"><text:s text:c="16"/></text:span><text:a xlink:type="simple" xlink:href="https://developer.android.com/reference/android/content/Context.html" text:style-name="Internet_20_link" text:visited-style-name="Visited_20_Internet_20_Link"><text:span text:style-name="T11">Context</text:span></text:a><text:span text:style-name="T6"> packageContext, </text:span></text:p>
      <text:p text:style-name="P2"><text:span text:style-name="T6"><text:s text:c="16"/></text:span><text:a xlink:type="simple" xlink:href="https://developer.android.com/reference/java/lang/Class.html" text:style-name="Internet_20_link" text:visited-style-name="Visited_20_Internet_20_Link"><text:span text:style-name="T11">Class</text:span></text:a><text:span text:style-name="T6">&lt;?&gt; cls)</text:span></text:p>
      <text:p text:style-name="P7"/>
      <text:p text:style-name="P1"><text:span text:style-name="T2">Dann wird der Service durch </text:span><text:span text:style-name="T3">startService(Intent) </text:span><text:span text:style-name="T2">gestartet.</text:span></text:p>
      <text:p text:style-name="P3"/>
      <text:p text:style-name="P7"/>
      <text:p text:style-name="P3">Der Vorteil von der Vererben von IntentService ist, dass das einen Prozess ist, der neben den MainUI läuft und ohne den zu Blockieren. Der Service wird sich am Ende des Prozesses von allein zerstören.</text:p>
      <text:p text:style-name="P10">//KlassenBeschreibun<text:span text:style-name="T13">g Service</text:span></text:p>
      <text:p text:style-name="P3"/>
      <text:p text:style-name="P3"/>
      <text:p text:style-name="P3"/>
      <text:p text:style-name="P3"/>
      <text:p text:style-name="P3"/>
      <text:p text:style-name="P1"><text:span text:style-name="T4">LoginService</text:span><text:span text:style-name="T2">:</text:span></text:p>
      <text:p text:style-name="P3">Folgende Anfragen ist dieser Service, an den Server, verantwortlich für:</text:p>
      <text:p text:style-name="P3">-Benutzer Registierung</text:p>
      <text:p text:style-name="P3">-Login </text:p>
      <text:p text:style-name="P3">-das Überprüfen, ob ein Benutzer registriert ist</text:p>
      <text:p text:style-name="P3"/>
      <text:p text:style-name="P1"><text:span text:style-name="T4">LogoutService</text:span><text:span text:style-name="T2">:</text:span></text:p>
      <text:p text:style-name="P3">Folgende Anfragen ist dieser Service, an den Server, verantwortlich für:</text:p>
      <text:p text:style-name="P3">-das Ausloggen eines Benutzers</text:p>
      <text:p text:style-name="P3"/>
      <text:p text:style-name="P1"><text:span text:style-name="T4">LoginFilterService</text:span><text:span text:style-name="T2">:</text:span></text:p>
      <text:p text:style-name="P3">Folgende Anfragen ist dieser Service, an den Server, zuständig für:</text:p>
      <text:p text:style-name="P3">- das Überprüfen, ob ein Benutzer auf die angefortederten Ressourcen zugreifen darf</text:p>
      <text:p text:style-name="P3"/>
      <text:p text:style-name="P1"><text:span text:style-name="T4">GroupService</text:span><text:span text:style-name="T2">:</text:span></text:p>
      <text:p text:style-name="P3">Folgende Anfragen ist dieser Service, an den Server, verantwortlich für:</text:p>
      <text:p text:style-name="P3">-Erstellen einer Gruppe</text:p>
      <text:p text:style-name="P3">-Gruppeninformationsanfragen</text:p>
      <text:p text:style-name="P3">-Gruppen Änderungen</text:p>
      <text:p text:style-name="P3">-das Löschen einer Gruppen</text:p>
      <text:p text:style-name="P3"/>
      <text:p text:style-name="P1"><text:span text:style-name="T4">GroupsService</text:span><text:span text:style-name="T2">:</text:span></text:p>
      <text:p text:style-name="P3">Folgende Anfragen ist dieser Service, an den Server, verantwortlich für:</text:p>
      <text:p text:style-name="P3">-Gruppenlisten Anforderungen</text:p>
      <text:p text:style-name="P3"/>
      <text:p text:style-name="P1"><text:span text:style-name="T4">GroupUserManagementService</text:span><text:span text:style-name="T2">:</text:span></text:p>
      <text:p text:style-name="P3">Folgende Anfragen ist dieser Service, an den Server, verantwortlich für:</text:p>
      <text:p text:style-name="P3">-das Hinzufügen von Benutzern in Gruppen</text:p>
      <text:p text:style-name="P3">-Anforderung einer Liste der Gruppenmitgliedern, einer Gruppen</text:p>
      <text:p text:style-name="P3"/>
      <text:p text:style-name="P1"><text:span text:style-name="T4">MeetingService</text:span><text:span text:style-name="T2">: </text:span></text:p>
      <text:p text:style-name="P3">Folgende Anfragen ist dieser Service, an den Server, verantwortlich für: </text:p>
      <text:p text:style-name="P3">-das Erstellen eines Termins</text:p>
      <text:p text:style-name="P3">-Termininformationsanfragen</text:p>
      <text:p text:style-name="P3"><text:soft-page-break/>-Termin Änderungen</text:p>
      <text:p text:style-name="P3">-das Löschen eines Termins</text:p>
      <text:p text:style-name="P3"/>
      <text:p text:style-name="P1"><text:span text:style-name="T4">MeetingsService</text:span><text:span text:style-name="T2">: </text:span></text:p>
      <text:p text:style-name="P3">Folgende Anfragen ist dieser Service, an den Server, verantwortlich für: </text:p>
      <text:p text:style-name="P3">-Terminlisten Anforderungen</text:p>
      <text:p text:style-name="P3"/>
      <text:p text:style-name="P1"><text:span text:style-name="T4">MeetingParticipantManagementService</text:span><text:span text:style-name="T2">: </text:span></text:p>
      <text:p text:style-name="P3">Folgende Anfragen ist dieser Service, an den Server, verantwortlich für: </text:p>
      <text:p text:style-name="P3">-Anforderungen einer Liste von Teilnehmern, die für den Termin zugesagt haben</text:p>
      <text:p text:style-name="P3">-die Bestätigung bzw. Absagen eines Termins</text:p>
      <text:p text:style-name="P3"/>
      <text:p text:style-name="P1"><text:span text:style-name="T4">UserService</text:span><text:span text:style-name="T2">: </text:span></text:p>
      <text:p text:style-name="P3">Folgende Anfragen ist dieser Service, an den Server, verantwortlich für: </text:p>
      <text:p text:style-name="P3">-das Erstellen eines Benutzers</text:p>
      <text:p text:style-name="P3">-Benutzerinformationsanfragen</text:p>
      <text:p text:style-name="P3">-Änderungen der Benutzerinformationen</text:p>
      <text:p text:style-name="P3">-Löschen eines Benutzers</text:p>
      <text:p text:style-name="P3"/>
      <text:p text:style-name="P1"><text:span text:style-name="T4">UsersService</text:span><text:span text:style-name="T2">:</text:span></text:p>
      <text:p text:style-name="P3">Folgende Anfragen ist dieser Service, an den Server, verantwortlich für: </text:p>
      <text:p text:style-name="P3">-Suchanfragen eines Users</text:p>
      <text:p text:style-name="P3"/>
      <text:p text:style-name="P1"><text:span text:style-name="T4">GPS_Service:</text:span></text:p>
      <text:p text:style-name="P3">Folgende Anfragen ist dieser Service, an den Server, verantwortlich für: </text:p>
      <text:p text:style-name="P3">-GPS daten schicken</text:p>
      <text:p text:style-name="P3"/>
      <text:p text:style-name="P1"><text:span text:style-name="T4">NotificationsService</text:span><text:span text:style-name="T2">: </text:span></text:p>
      <text:p text:style-name="P3">Folgende Anfragen ist dieser Service, an den Server, verantwortlich für:</text:p>
      <text:p text:style-name="P3">-Liste von Nachrichten ausgeben</text:p>
      <text:p text:style-name="P3">-Benachrichtigungen an-/ausschalten</text:p>
      <text:p text:style-name="P3"/>
      <text:p text:style-name="P8"/>
      <text:p text:style-name="P7"/>
      <text:p text:style-name="P4">Unsere App besteht aus zehn Activities:</text:p>
      <text:p text:style-name="P7"/>
      <text:p text:style-name="P1"><text:span text:style-name="T4">LoginActivity</text:span><text:span text:style-name="T2">: Benutzer Login oder Registrierung </text:span></text:p>
      <text:p text:style-name="P3">Kommunikation: Beim Login vordert die Acitivity den Benutzername und Passwort vom Benutzer und erzeugt dann einen LoginService.</text:p>
      <text:p text:style-name="P3">Bei der Registierung vordert die Activity einen Benutzername, Passwort und Google-Account und erzeugt ebenfalls einen LoginService.</text:p>
      <text:p text:style-name="P7"/>
      <text:p text:style-name="P1"><text:span text:style-name="T4">MeetingListActivity</text:span><text:span text:style-name="T2">: Diese Activity zeigt eine Liste von Terminen und die jeweiligen Termininformationen an. In diese Activity kann man auch eine Terminanfrage ab, oder zu sagen.</text:span></text:p>
      <text:p text:style-name="P3">Kommunikation: Um die Liste von Terminen anzuzeigen, wird einen MeetingsService erzeugt, der eine Liste von Terminen zurückliefert.</text:p>
      <text:p text:style-name="P1"><text:span text:style-name="T2">Beim Zu- oder Absagen eines Termins wird dafür einen MeetingService erzeugt. </text:span><text:span text:style-name="T8">um es den Server weiter zugeben/leiten/benachrichtigen what ever??????</text:span></text:p>
      <text:p text:style-name="P7"/>
      <text:p text:style-name="P1"><text:span text:style-name="T4">MeetingParticipantsActivity</text:span><text:span text:style-name="T2">: Zeigt eine Liste von zugesagten Teilnehmern eines Termins an</text:span></text:p>
      <text:p text:style-name="P3">Kommunikation: Erstellt ein MeetingParticipantManagemtService der eine Liste von Teilnemern zurückliefert.</text:p>
      <text:p text:style-name="P7"><text:soft-page-break/></text:p>
      <text:p text:style-name="P3"><text:tab/></text:p>
      <text:p text:style-name="P1"><text:span text:style-name="T4">NewMeetingActivity</text:span><text:span text:style-name="T2">: In diese Activity kann mein ein neuen Termin erstellen.</text:span></text:p>
      <text:p text:style-name="P3">Kommunikation: Beim erstellen das Treffen wird einen MeetingService erzeugt.</text:p>
      <text:p text:style-name="P7"/>
      <text:p text:style-name="P1"><text:span text:style-name="T4">GroupsActivity</text:span><text:span text:style-name="T2">: Zeigt eine Liste von Gruppen an und man kann eine Gruppe löschen.</text:span></text:p>
      <text:p text:style-name="P3">Kommunikation: Um die Liste von Gruppen anzuzeigen, wird einen GroupsService erstellt, der eine Liste von Groups zurückliefert.</text:p>
      <text:p text:style-name="P3">Für Gruppe löschen wird einen GroupService erzeugt.</text:p>
      <text:p text:style-name="P7"/>
      <text:p text:style-name="P7"/>
      <text:p text:style-name="P1"><text:span text:style-name="T4">GroupMembersActivity</text:span><text:span text:style-name="T2">: Zeigt alle Gruppenmitglieder an, man kann die Gruppe verlassen.</text:span></text:p>
      <text:p text:style-name="P3">Admins können Mitglieder suchen und hinzufügen, oder entfernen.</text:p>
      <text:p text:style-name="P3">Kommunikation: Für die Liste, erzeugt es einen GroupUserManagmentService und liefert eine Liste von Teilnehmer zurück.</text:p>
      <text:p text:style-name="P3">Um eine Gruppe zu verlassen oder Mitglieder hinzufügen oder löschen wird ein GroupUserManagementService erzeugt.</text:p>
      <text:p text:style-name="P3">Für das Suchen wird ein UsersService erzeugt, der eine Liste von <text:span text:style-name="T12">User-Objekten als</text:span> Vorschläge zurück gibt. </text:p>
      <text:p text:style-name="P7"/>
      <text:p text:style-name="P1"><text:span text:style-name="T4">CreateNewGroupActivity</text:span><text:span text:style-name="T2">: Neue Gruppe erstellen und es können Benutzer in diese Gruppe hinzufügen. </text:span></text:p>
      <text:p text:style-name="P3">Kommunikation: Um eine neue Gruppe zu erstellen wird einen GroupService erstellt. Für die suche nach Benutzern wird ein UsersService erstellt.</text:p>
      <text:p text:style-name="P7"/>
      <text:p text:style-name="P1"><text:span text:style-name="T4">SettingsActivity</text:span><text:span text:style-name="T2">: Einstellung anzeigen(Standort anzeigen und Benachrichtigung ein/ausschalten)</text:span></text:p>
      <text:p text:style-name="P1"><text:span text:style-name="T2">Kommunikation: Erstellt eine NotificationService um die Benachrichten ein/auszuschalten. </text:span><text:span text:style-name="T8">(Prioität B</text:span><text:span text:style-name="T9">)</text:span></text:p>
      <text:p text:style-name="P1"><text:span text:style-name="T9"/></text:p>
      <text:p text:style-name="P11"><text:span text:style-name="T9">Bei </text:span><text:span text:style-name="T10">der</text:span><text:span text:style-name="T9"> Standort-anzeigen-</text:span><text:span text:style-name="T10">Einstellung</text:span><text:span text:style-name="T9"> wird es durch den SharedPreferances gemacht.</text:span></text:p>
      <text:p text:style-name="P7"/>
      <text:p text:style-name="P1"><text:span text:style-name="T4">AboutActivity</text:span><text:span text:style-name="T2">: Information über uns.</text:span></text:p>
      <text:p text:style-name="P3">Kommunikation: Keine Kommunikation mit dem Server</text:p>
      <text:p text:style-name="P7"/>
      <text:p text:style-name="P1"><text:span text:style-name="T4">MapActivity</text:span><text:span text:style-name="T2">: Zeigt das Treffen auf die Karte an.</text:span></text:p>
      <text:p text:style-name="P3">Kommunikation: Erzeugt einen MeetingService und kriegt eine Liste von GPS-Kordinaten, die wir aus dem Termininformation entnehmen.</text:p>
      <text:p text:style-name="P5"/>
      <text:p text:style-name="P6">KLASSENDIAGRAMM BESCHREIBUNG</text:p>
      <text:p text:style-name="P6">Activity</text:p>
      <text:p text:style-name="Standard"><text:bookmark text:name="magicparlabel-645"/>Jede Klasse hat die Methoden onCreate(), onDestroy(), onPause(), onResume() and onClickListeners. Die ersten vier Methoden kümmern sich darum, was passiert wenn die Activity erstellt, zerstört, paused, resumed ist.</text:p>
      <text:p text:style-name="Standard"><text:bookmark text:name="magicparlabel-655"/>Die Methode onClickListener() ist für die interaktion zuständig. </text:p>
      <text:p text:style-name="Standard"/>
      <text:p text:style-name="P3"/>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Liberation Mono" svg:font-family="'Liberation Mono'"/>
    <style:font-face style:name="Liberation Serif" svg:font-family="'Liberation Serif'"/>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style:use-window-font-color="true"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6-19T03:03:46.909358261</dc:date>
    <meta:editing-duration>PT29M55S</meta:editing-duration>
    <meta:editing-cycles>1</meta:editing-cycles>
    <meta:document-statistic meta:table-count="0" meta:image-count="0" meta:object-count="0" meta:page-count="4" meta:paragraph-count="116" meta:word-count="903" meta:character-count="7408" meta:non-whitespace-character-count="6539"/>
    <meta:generator>LibreOffice/5.1.3.2$Linux_X86_64 LibreOffice_project/10m0$Build-2</meta:generator>
  </office:meta>
</office:document-meta>
</file>